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React from 'react';</text:p>
      <text:p text:style-name="Standard">import { BrowserRouter as Router, Route, Switch } from 'react-router-dom';</text:p>
      <text:p text:style-name="Standard">import Layout from './components/Layout/Layout';</text:p>
      <text:p text:style-name="Standard">import HomePage from './components/Home/HomePage';</text:p>
      <text:p text:style-name="Standard">import UserProfile from './components/UserProfile/UserProfile';</text:p>
      <text:p text:style-name="Standard">import LunarCalendar from './components/LunarCalendar/LunarCalendar';</text:p>
      <text:p text:style-name="Standard">import Notifications from './components/Notifications/Notifications';</text:p>
      <text:p text:style-name="Standard">import Visualization from './components/Visualization/Visualization';</text:p>
      <text:p text:style-name="Standard">import Community from './components/Community/Community';</text:p>
      <text:p text:style-name="Standard">import Blog from './components/Blog/Blog';</text:p>
      <text:p text:style-name="Standard"/>
      <text:p text:style-name="Standard">function App() {</text:p>
      <text:p text:style-name="Standard"><text:s text:c="2"/>return (</text:p>
      <text:p text:style-name="Standard"><text:s text:c="4"/>&lt;Router&gt;</text:p>
      <text:p text:style-name="Standard"><text:s text:c="6"/>&lt;Layout&gt;</text:p>
      <text:p text:style-name="Standard"><text:s text:c="8"/>&lt;Switch&gt;</text:p>
      <text:p text:style-name="Standard"><text:s text:c="10"/>&lt;Route exact path="/" component={HomePage} /&gt;</text:p>
      <text:p text:style-name="Standard"><text:s text:c="10"/>&lt;Route path="/profile" component={UserProfile} /&gt;</text:p>
      <text:p text:style-name="Standard"><text:s text:c="10"/>&lt;Route path="/calendar" component={LunarCalendar} /&gt;</text:p>
      <text:p text:style-name="Standard"><text:s text:c="10"/>&lt;Route path="/notifications" component={Notifications} /&gt;</text:p>
      <text:p text:style-name="Standard"><text:s text:c="10"/>&lt;Route path="/visualization" component={Visualization} /&gt;</text:p>
      <text:p text:style-name="Standard"><text:s text:c="10"/>&lt;Route path="/community" component={Community} /&gt;</text:p>
      <text:p text:style-name="Standard"><text:s text:c="10"/>&lt;Route path="/blog" component={Blog} /&gt;</text:p>
      <text:p text:style-name="Standard"><text:s text:c="8"/>&lt;/Switch&gt;</text:p>
      <text:p text:style-name="Standard"><text:s text:c="6"/>&lt;/Layout&gt;</text:p>
      <text:p text:style-name="Standard"><text:s text:c="4"/>&lt;/Router&gt;</text:p>
      <text:p text:style-name="Standard"><text:s text:c="2"/>);</text:p>
      <text:p text:style-name="Standard">}</text:p>
      <text:p text:style-name="Standard"/>
      <text:p text:style-name="Standard">export default Ap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9S</meta:editing-duration>
    <meta:editing-cycles>5</meta:editing-cycles>
    <meta:generator>OpenOffice/4.1.14$Win32 OpenOffice.org_project/4114m1$Build-9811</meta:generator>
    <dc:date>2024-09-08T13:16:02.14</dc:date>
    <dc:creator>ronan salaun</dc:creator>
    <meta:document-statistic meta:table-count="0" meta:image-count="0" meta:object-count="0" meta:page-count="1" meta:paragraph-count="28" meta:word-count="91" meta:character-count="1122"/>
    <meta:user-defined meta:name="Info 1"/>
    <meta:user-defined meta:name="Info 2"/>
    <meta:user-defined meta:name="Info 3"/>
    <meta:user-defined meta:name="Info 4"/>
  </office:meta>
</office:document-meta>
</file>